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gitalis" svg:font-family="Digitali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9cm"/>
    </style:style>
    <style:style style:name="gr2" style:family="graphic" style:parent-style-name="objectwithoutfill">
      <style:graphic-properties svg:stroke-width="1cm" draw:marker-start-width="3.2cm" draw:marker-end-width="3.2cm" draw:fill="none" draw:textarea-vertical-align="middle" fo:padding-top="0.625cm" fo:padding-bottom="0.625cm" fo:padding-left="0.75cm" fo:padding-right="0.75cm"/>
    </style:style>
    <style:style style:name="gr3" style:family="graphic" style:parent-style-name="objectwithoutfill">
      <style:graphic-properties svg:stroke-width="1.5cm" draw:marker-start-width="4.7cm" draw:marker-end-width="4.7cm" draw:fill="none" draw:textarea-vertical-align="middle" fo:padding-top="0.875cm" fo:padding-bottom="0.875cm" fo:padding-left="1cm" fo:padding-right="1cm"/>
    </style:style>
    <style:style style:name="P1" style:family="paragraph">
      <style:paragraph-properties fo:line-height="115%" fo:text-align="center"/>
      <style:text-properties fo:font-size="150.5pt" fo:language="fr" fo:country="FR" style:text-underline-style="none" style:font-size-asian="150.5pt" style:font-size-complex="150.5pt"/>
    </style:style>
    <style:style style:name="P2" style:family="paragraph">
      <loext:graphic-properties draw:fill="none" draw:fill-color="#ffffff"/>
      <style:paragraph-properties fo:line-height="115%" fo:text-align="center"/>
      <style:text-properties style:font-name="Digitalis" fo:font-size="150.5pt" fo:letter-spacing="0.028cm" fo:language="fr" fo:country="FR" style:text-underline-style="none" fo:font-weight="normal" style:font-size-asian="150.5pt" style:font-weight-asian="normal" style:font-size-complex="150.5pt" style:font-weight-complex="normal"/>
    </style:style>
    <style:style style:name="P3" style:family="paragraph">
      <loext:graphic-properties draw:fill="none"/>
      <style:paragraph-properties fo:text-align="center"/>
      <style:text-properties fo:language="fr" fo:country="FR"/>
    </style:style>
    <style:style style:name="T1" style:family="text">
      <style:text-properties style:font-name="Digitalis" fo:font-size="150.5pt" fo:letter-spacing="0.028cm" fo:language="fr" fo:country="FR" style:text-underline-style="none" fo:font-weight="bold" style:font-size-asian="150.5pt" style:font-weight-asian="bold" style:font-size-complex="150.5pt" style:font-weight-complex="bold"/>
    </style:style>
    <style:style style:name="T2" style:family="text">
      <style:text-properties style:font-name="Digitalis" fo:font-size="150.5pt" fo:letter-spacing="0.028cm" style:text-underline-style="none" fo:font-weight="bold" style:font-size-asian="150.5pt" style:font-weight-asian="bold" style:font-size-complex="15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8.162cm" svg:height="3.24cm" svg:x="0.9cm" svg:y="9.16cm">
          <draw:text-box>
            <text:p text:style-name="P1"><text:span text:style-name="T1">Installation</text:span><text:span text:style-name="T2"> ouverte</text:span></text:p>
          </draw:text-box>
        </draw:frame>
        <draw:g>
          <draw:g>
            <draw:line draw:style-name="gr2" draw:text-style-name="P3" draw:layer="layout" svg:x1="29.565cm" svg:y1="-0.311cm" svg:x2="23.125cm" svg:y2="5.883cm">
              <text:p/>
            </draw:line>
            <draw:line draw:style-name="gr2" draw:text-style-name="P3" draw:layer="layout" svg:x1="-0.4cm" svg:y1="5.696cm" svg:x2="23.405cm" svg:y2="5.794cm">
              <text:p/>
            </draw:line>
          </draw:g>
          <draw:g>
            <draw:line draw:style-name="gr3" draw:text-style-name="P3" draw:layer="layout" svg:x1="26.312cm" svg:y1="-0.664cm" svg:x2="22.208cm" svg:y2="3.215cm">
              <text:p/>
            </draw:line>
            <draw:line draw:style-name="gr3" draw:text-style-name="P3" draw:layer="layout" svg:x1="-0.203cm" svg:y1="2.965cm" svg:x2="22.672cm" svg:y2="3.058cm">
              <text:p/>
            </draw:line>
          </draw:g>
        </draw:g>
        <draw:g>
          <draw:g>
            <draw:line draw:style-name="gr2" draw:text-style-name="P3" draw:layer="layout" svg:x1="-0.668cm" svg:y1="21.754cm" svg:x2="6.301cm" svg:y2="15.5cm">
              <text:p/>
            </draw:line>
            <draw:line draw:style-name="gr2" draw:text-style-name="P3" draw:layer="layout" svg:x1="30.1cm" svg:y1="15.686cm" svg:x2="6.018cm" svg:y2="15.588cm">
              <text:p/>
            </draw:line>
          </draw:g>
          <draw:g>
            <draw:line draw:style-name="gr3" draw:text-style-name="P3" draw:layer="layout" svg:x1="3cm" svg:y1="22.018cm" svg:x2="7.229cm" svg:y2="18.15cm">
              <text:p/>
            </draw:line>
            <draw:line draw:style-name="gr3" draw:text-style-name="P3" draw:layer="layout" svg:x1="29.9cm" svg:y1="18.418cm" svg:x2="6.759cm" svg:y2="18.32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gitalis" svg:font-family="Digitali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7:12:44.726110753</meta:creation-date>
    <dc:date>2017-03-27T18:16:32.120916280</dc:date>
    <meta:editing-duration>PT1H11M47S</meta:editing-duration>
    <meta:editing-cycles>8</meta:editing-cycles>
    <meta:generator>LibreOffice/5.1.4.2$Linux_X86_64 LibreOffice_project/10m0$Build-2</meta:generator>
    <meta:document-statistic meta:object-count="15"/>
  </office:meta>
</office:document-meta>
</file>